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815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02cm solid #000000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ce8"/>
        <table:table-column table:style-name="co5" table:default-cell-style-name="ce2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0" table:number-columns-repeated="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3-05_12-22-53_000.jpg</text:p>
          </table:table-cell>
          <table:table-cell office:value-type="string">
            <text:p>:m 食べた物</text:p>
          </table:table-cell>
          <table:table-cell table:style-name="ce8"/>
          <table:table-cell table:formula="of:=IF([.D2]&lt;&gt;&quot;&quot;;[.D2];&quot;&quot;)">
            <text:p/>
          </table:table-cell>
          <table:table-cell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office:value-type="string">
            <text:p>2019-03-05_13-04-44_000.jpg</text:p>
          </table:table-cell>
          <table:table-cell office:value-type="string">
            <text:p>:m 食べた物　間食 / 砂糖菓子</text:p>
          </table:table-cell>
          <table:table-cell table:style-name="ce8"/>
          <table:table-cell table:formula="of:=IF([.D3]&lt;&gt;&quot;&quot;;[.D3];&quot;&quot;)">
            <text:p/>
          </table:table-cell>
          <table:table-cell table:formula="of:=IF([.E3]=&quot;&quot;;[.C3];CONCATENATE([.C3];&quot; / &quot;;[.E3]))" office:value-type="string" office:string-value=":m 食べた物　間食 / 砂糖菓子">
            <text:p>:m 食べた物　間食 / 砂糖菓子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office:value-type="string">
            <text:p>2019-03-05_13-10-55_000.jpg</text:p>
          </table:table-cell>
          <table:table-cell office:value-type="string">
            <text:p>:m 食べた物　間食 / 砂糖菓子</text:p>
          </table:table-cell>
          <table:table-cell table:style-name="ce8"/>
          <table:table-cell table:formula="of:=IF([.D4]&lt;&gt;&quot;&quot;;[.D4];&quot;&quot;)">
            <text:p/>
          </table:table-cell>
          <table:table-cell table:formula="of:=IF([.E4]=&quot;&quot;;[.C4];CONCATENATE([.C4];&quot; / &quot;;[.E4]))" office:value-type="string" office:string-value=":m 食べた物　間食 / 砂糖菓子">
            <text:p>:m 食べた物　間食 / 砂糖菓子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office:value-type="string">
            <text:p>2019-03-05_13-15-20_000.jpg</text:p>
          </table:table-cell>
          <table:table-cell office:value-type="string">
            <text:p>:m 食べた物　間食 / 砂糖菓子</text:p>
          </table:table-cell>
          <table:table-cell table:style-name="ce8"/>
          <table:table-cell table:formula="of:=IF([.D5]&lt;&gt;&quot;&quot;;[.D5];&quot;&quot;)">
            <text:p/>
          </table:table-cell>
          <table:table-cell table:formula="of:=IF([.E5]=&quot;&quot;;[.C5];CONCATENATE([.C5];&quot; / &quot;;[.E5]))" office:value-type="string" office:string-value=":m 食べた物　間食 / 砂糖菓子">
            <text:p>:m 食べた物　間食 / 砂糖菓子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office:value-type="string">
            <text:p>2019-03-05_13-19-26_000.jpg</text:p>
          </table:table-cell>
          <table:table-cell office:value-type="string">
            <text:p>:m 食べた物　間食 / 砂糖菓子</text:p>
          </table:table-cell>
          <table:table-cell table:style-name="ce8"/>
          <table:table-cell table:formula="of:=IF([.D6]&lt;&gt;&quot;&quot;;[.D6];&quot;&quot;)">
            <text:p/>
          </table:table-cell>
          <table:table-cell table:formula="of:=IF([.E6]=&quot;&quot;;[.C6];CONCATENATE([.C6];&quot; / &quot;;[.E6]))" office:value-type="string" office:string-value=":m 食べた物　間食 / 砂糖菓子">
            <text:p>:m 食べた物　間食 / 砂糖菓子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office:value-type="string">
            <text:p>2019-03-05_13-24-45_000.jpg</text:p>
          </table:table-cell>
          <table:table-cell office:value-type="string">
            <text:p>:m 食べた物　間食 / 砂糖菓子</text:p>
          </table:table-cell>
          <table:table-cell table:style-name="ce8"/>
          <table:table-cell table:formula="of:=IF([.D7]&lt;&gt;&quot;&quot;;[.D7];&quot;&quot;)">
            <text:p/>
          </table:table-cell>
          <table:table-cell table:formula="of:=IF([.E7]=&quot;&quot;;[.C7];CONCATENATE([.C7];&quot; / &quot;;[.E7]))" office:value-type="string" office:string-value=":m 食べた物　間食 / 砂糖菓子">
            <text:p>:m 食べた物　間食 / 砂糖菓子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7" office:value-type="string">
            <text:p>2019-03-05_13-27-37_000.jpg</text:p>
          </table:table-cell>
          <table:table-cell office:value-type="string">
            <text:p>:m 食べた物　間食 / 砂糖菓子</text:p>
          </table:table-cell>
          <table:table-cell table:style-name="ce8"/>
          <table:table-cell table:formula="of:=IF([.D8]&lt;&gt;&quot;&quot;;[.D8];&quot;&quot;)">
            <text:p/>
          </table:table-cell>
          <table:table-cell table:formula="of:=IF([.E8]=&quot;&quot;;[.C8];CONCATENATE([.C8];&quot; / &quot;;[.E8]))" office:value-type="string" office:string-value=":m 食べた物　間食 / 砂糖菓子">
            <text:p>:m 食べた物　間食 / 砂糖菓子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7" office:value-type="string">
            <text:p>2019-03-05_13-45-48_000.jpg</text:p>
          </table:table-cell>
          <table:table-cell office:value-type="string">
            <text:p>:m 食べた物　間食 / 砂糖菓子</text:p>
          </table:table-cell>
          <table:table-cell table:style-name="ce8"/>
          <table:table-cell table:formula="of:=IF([.D9]&lt;&gt;&quot;&quot;;[.D9];&quot;&quot;)">
            <text:p/>
          </table:table-cell>
          <table:table-cell table:formula="of:=IF([.E9]=&quot;&quot;;[.C9];CONCATENATE([.C9];&quot; / &quot;;[.E9]))" office:value-type="string" office:string-value=":m 食べた物　間食 / 砂糖菓子">
            <text:p>:m 食べた物　間食 / 砂糖菓子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7" office:value-type="string">
            <text:p>2019-03-05_14-14-15_000.jpg</text:p>
          </table:table-cell>
          <table:table-cell office:value-type="string">
            <text:p>:m 食べた物　間食 / 砂糖菓子</text:p>
          </table:table-cell>
          <table:table-cell table:style-name="ce8"/>
          <table:table-cell table:formula="of:=IF([.D10]&lt;&gt;&quot;&quot;;[.D10];&quot;&quot;)">
            <text:p/>
          </table:table-cell>
          <table:table-cell table:formula="of:=IF([.E10]=&quot;&quot;;[.C10];CONCATENATE([.C10];&quot; / &quot;;[.E10]))" office:value-type="string" office:string-value=":m 食べた物　間食 / 砂糖菓子">
            <text:p>:m 食べた物　間食 / 砂糖菓子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office:value-type="string">
            <text:p>2019-03-05_18-21-16_000.jpg</text:p>
          </table:table-cell>
          <table:table-cell table:style-name="ce5" office:value-type="string">
            <text:p>:m music / log / kb / s.1:free,N,R=1 s.2:play,TR,id=FQ2I s.3:free,N,R=2</text:p>
          </table:table-cell>
          <table:table-cell table:style-name="ce8"/>
          <table:table-cell table:formula="of:=IF([.D11]&lt;&gt;&quot;&quot;;[.D11];&quot;&quot;)">
            <text:p/>
          </table:table-cell>
          <table:table-cell table:formula="of:=IF([.E11]=&quot;&quot;;[.C11];CONCATENATE([.C11];&quot; / &quot;;[.E11]))" office:value-type="string" office:string-value=":m music / log / kb / s.1:free,N,R=1 s.2:play,TR,id=FQ2I s.3:free,N,R=2">
            <text:p>:m music / log / kb / s.1:free,N,R=1 s.2:play,TR,id=FQ2I s.3:free,N,R=2</text:p>
          </table:table-cell>
          <table:table-cell table:style-name="ce8" office:value-type="string">
            <text:p>)</text:p>
          </table:table-cell>
          <table:table-cell table:style-name="ce20" office:value-type="string">
            <text:p>N-35-35-28.64 E-139-34-49.65</text:p>
          </table:table-cell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7" office:value-type="string">
            <text:p>2019-03-05_20-17-07_000.jpg</text:p>
          </table:table-cell>
          <table:table-cell office:value-type="string">
            <text:p>:m 食べた物</text:p>
          </table:table-cell>
          <table:table-cell table:style-name="ce8"/>
          <table:table-cell table:formula="of:=IF([.D12]&lt;&gt;&quot;&quot;;[.D12];&quot;&quot;)">
            <text:p/>
          </table:table-cell>
          <table:table-cell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7" office:value-type="string">
            <text:p>2019-03-05_20-48-14_000.jpg</text:p>
          </table:table-cell>
          <table:table-cell table:style-name="ce5" office:value-type="string">
            <text:p>:m 食べた物　間食 / 砂糖菓子</text:p>
          </table:table-cell>
          <table:table-cell table:style-name="ce8"/>
          <table:table-cell table:formula="of:=IF([.D13]&lt;&gt;&quot;&quot;;[.D13];&quot;&quot;)">
            <text:p/>
          </table:table-cell>
          <table:table-cell table:formula="of:=IF([.E13]=&quot;&quot;;[.C13];CONCATENATE([.C13];&quot; / &quot;;[.E13]))" office:value-type="string" office:string-value=":m 食べた物　間食 / 砂糖菓子">
            <text:p>:m 食べた物　間食 / 砂糖菓子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7" office:value-type="string">
            <text:p>2019-03-05_20-54-49_000.jpg</text:p>
          </table:table-cell>
          <table:table-cell table:style-name="ce5" office:value-type="string">
            <text:p>:m 食べた物　間食 / 砂糖菓子</text:p>
          </table:table-cell>
          <table:table-cell table:style-name="ce8"/>
          <table:table-cell table:formula="of:=IF([.D14]&lt;&gt;&quot;&quot;;[.D14];&quot;&quot;)">
            <text:p/>
          </table:table-cell>
          <table:table-cell table:formula="of:=IF([.E14]=&quot;&quot;;[.C14];CONCATENATE([.C14];&quot; / &quot;;[.E14]))" office:value-type="string" office:string-value=":m 食べた物　間食 / 砂糖菓子">
            <text:p>:m 食べた物　間食 / 砂糖菓子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7" office:value-type="string">
            <text:p>2019-03-05_20-56-49_000.jpg</text:p>
          </table:table-cell>
          <table:table-cell table:style-name="ce5" office:value-type="string">
            <text:p>:m 食べた物　間食 / 砂糖菓子</text:p>
          </table:table-cell>
          <table:table-cell table:style-name="ce8"/>
          <table:table-cell table:formula="of:=IF([.D15]&lt;&gt;&quot;&quot;;[.D15];&quot;&quot;)">
            <text:p/>
          </table:table-cell>
          <table:table-cell table:formula="of:=IF([.E15]=&quot;&quot;;[.C15];CONCATENATE([.C15];&quot; / &quot;;[.E15]))" office:value-type="string" office:string-value=":m 食べた物　間食 / 砂糖菓子">
            <text:p>:m 食べた物　間食 / 砂糖菓子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7" office:value-type="string">
            <text:p>2019-03-05_21-00-20_000.jpg</text:p>
          </table:table-cell>
          <table:table-cell table:style-name="ce5" office:value-type="string">
            <text:p>:m 食べた物　間食 / 砂糖菓子</text:p>
          </table:table-cell>
          <table:table-cell table:style-name="ce8"/>
          <table:table-cell table:formula="of:=IF([.D16]&lt;&gt;&quot;&quot;;[.D16];&quot;&quot;)">
            <text:p/>
          </table:table-cell>
          <table:table-cell table:formula="of:=IF([.E16]=&quot;&quot;;[.C16];CONCATENATE([.C16];&quot; / &quot;;[.E16]))" office:value-type="string" office:string-value=":m 食べた物　間食 / 砂糖菓子">
            <text:p>:m 食べた物　間食 / 砂糖菓子</text:p>
          </table:table-cell>
          <table:table-cell table:style-name="ce8"/>
          <table:table-cell table:style-name="ce20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7" office:value-type="string">
            <text:p>2019-03-05_23-42-09_000.jpg</text:p>
          </table:table-cell>
          <table:table-cell office:value-type="string">
            <text:p>:m 1-2*2 RES / 245 / 『相対性理論』　メラー　永田恒夫、伊藤大介、訳 / p.140</text:p>
          </table:table-cell>
          <table:table-cell table:style-name="ce8"/>
          <table:table-cell table:formula="of:=IF([.D17]&lt;&gt;&quot;&quot;;[.D17];&quot;&quot;)">
            <text:p/>
          </table:table-cell>
          <table:table-cell table:formula="of:=IF([.E17]=&quot;&quot;;[.C17];CONCATENATE([.C17];&quot; / &quot;;[.E17]))" office:value-type="string" office:string-value=":m 1-2*2 RES / 245 / 『相対性理論』　メラー　永田恒夫、伊藤大介、訳 / p.140">
            <text:p>:m 1-2*2 RES / 245 / 『相対性理論』　メラー　永田恒夫、伊藤大介、訳 / p.140</text:p>
          </table:table-cell>
          <table:table-cell table:style-name="ce8"/>
          <table:table-cell table:style-name="ce20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8" office:value-type="string">
            <text:p>2019-03-05_23-48-08_000.jpg</text:p>
          </table:table-cell>
          <table:table-cell office:value-type="string">
            <text:p>:m 記録 / 身体 / 鼻柱、根元 / ひび割れ</text:p>
          </table:table-cell>
          <table:table-cell table:style-name="ce8"/>
          <table:table-cell table:formula="of:=IF([.D18]&lt;&gt;&quot;&quot;;[.D18];&quot;&quot;)">
            <text:p/>
          </table:table-cell>
          <table:table-cell table:formula="of:=IF([.E18]=&quot;&quot;;[.C18];CONCATENATE([.C18];&quot; / &quot;;[.E18]))" office:value-type="string" office:string-value=":m 記録 / 身体 / 鼻柱、根元 / ひび割れ">
            <text:p>:m 記録 / 身体 / 鼻柱、根元 / ひび割れ</text:p>
          </table:table-cell>
          <table:table-cell table:style-name="ce20" table:number-columns-repeated="2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8" office:value-type="string">
            <text:p>2019-03-05_23-48-21_000.jpg</text:p>
          </table:table-cell>
          <table:table-cell office:value-type="string">
            <text:p>:m 記録 / 身体 / 瞼、ひび割れ / 左目</text:p>
          </table:table-cell>
          <table:table-cell table:style-name="ce8"/>
          <table:table-cell table:formula="of:=IF([.D19]&lt;&gt;&quot;&quot;;[.D19];&quot;&quot;)">
            <text:p/>
          </table:table-cell>
          <table:table-cell table:formula="of:=IF([.E19]=&quot;&quot;;[.C19];CONCATENATE([.C19];&quot; / &quot;;[.E19]))" office:value-type="string" office:string-value=":m 記録 / 身体 / 瞼、ひび割れ / 左目">
            <text:p>:m 記録 / 身体 / 瞼、ひび割れ / 左目</text:p>
          </table:table-cell>
          <table:table-cell table:style-name="ce20" table:number-columns-repeated="2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8" office:value-type="string">
            <text:p>2019-03-05_23-48-33_000.jpg</text:p>
          </table:table-cell>
          <table:table-cell office:value-type="string">
            <text:p>:m 記録 / 身体 / 瞼、ひび割れ / 左目</text:p>
          </table:table-cell>
          <table:table-cell table:style-name="ce8"/>
          <table:table-cell table:formula="of:=IF([.D20]&lt;&gt;&quot;&quot;;[.D20];&quot;&quot;)">
            <text:p/>
          </table:table-cell>
          <table:table-cell table:formula="of:=IF([.E20]=&quot;&quot;;[.C20];CONCATENATE([.C20];&quot; / &quot;;[.E20]))" office:value-type="string" office:string-value=":m 記録 / 身体 / 瞼、ひび割れ / 左目">
            <text:p>:m 記録 / 身体 / 瞼、ひび割れ / 左目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20">
            <text:p>20</text:p>
          </table:table-cell>
          <table:table-cell table:style-name="ce8" office:value-type="string">
            <text:p>2019-03-05_23-48-42_000.jpg</text:p>
          </table:table-cell>
          <table:table-cell office:value-type="string">
            <text:p>:m 記録 / 身体 / 口角 / ひび割れ</text:p>
          </table:table-cell>
          <table:table-cell table:style-name="ce8"/>
          <table:table-cell table:formula="of:=IF([.D21]&lt;&gt;&quot;&quot;;[.D21];&quot;&quot;)">
            <text:p/>
          </table:table-cell>
          <table:table-cell table:formula="of:=IF([.E21]=&quot;&quot;;[.C21];CONCATENATE([.C21];&quot; / &quot;;[.E21]))" office:value-type="string" office:string-value=":m 記録 / 身体 / 口角 / ひび割れ">
            <text:p>:m 記録 / 身体 / 口角 / ひび割れ</text:p>
          </table:table-cell>
          <table:table-cell table:style-name="ce20" table:number-columns-repeated="2"/>
        </table:table-row>
        <table:table-row table:style-name="ro6">
          <table:table-cell table:style-name="ce3" office:value-type="float" office:value="21">
            <text:p>21</text:p>
          </table:table-cell>
          <table:table-cell table:style-name="ce8" office:value-type="string">
            <text:p>2019-03-05_23-48-58_000.jpg</text:p>
          </table:table-cell>
          <table:table-cell office:value-type="string">
            <text:p>-*</text:p>
          </table:table-cell>
          <table:table-cell table:style-name="ce8"/>
          <table:table-cell table:formula="of:=IF([.D22]&lt;&gt;&quot;&quot;;[.D22];&quot;&quot;)">
            <text:p/>
          </table:table-cell>
          <table:table-cell table:formula="of:=IF([.E22]=&quot;&quot;;[.C22];CONCATENATE([.C22];&quot; / &quot;;[.E22]))" office:value-type="string" office:string-value="-*">
            <text:p>-*</text:p>
          </table:table-cell>
          <table:table-cell table:style-name="ce20" table:number-columns-repeated="2"/>
        </table:table-row>
        <table:table-row table:style-name="ro6">
          <table:table-cell table:style-name="ce3" office:value-type="float" office:value="22">
            <text:p>22</text:p>
          </table:table-cell>
          <table:table-cell table:style-name="ce8" office:value-type="string">
            <text:p>2019-03-05_23-49-35_000.jpg</text:p>
          </table:table-cell>
          <table:table-cell office:value-type="string">
            <text:p>-*</text:p>
          </table:table-cell>
          <table:table-cell table:style-name="ce8"/>
          <table:table-cell table:formula="of:=IF([.D23]&lt;&gt;&quot;&quot;;[.D23];&quot;&quot;)">
            <text:p/>
          </table:table-cell>
          <table:table-cell table:formula="of:=IF([.E23]=&quot;&quot;;[.C23];CONCATENATE([.C23];&quot; / &quot;;[.E23]))" office:value-type="string" office:string-value="-*">
            <text:p>-*</text:p>
          </table:table-cell>
          <table:table-cell table:style-name="ce20" table:number-columns-repeated="2"/>
        </table:table-row>
        <table:table-row table:style-name="ro6">
          <table:table-cell table:style-name="ce3" office:value-type="float" office:value="23">
            <text:p>23</text:p>
          </table:table-cell>
          <table:table-cell table:style-name="ce8" office:value-type="string">
            <text:p>2019-03-05_23-49-48_000.jpg</text:p>
          </table:table-cell>
          <table:table-cell office:value-type="string">
            <text:p>-*</text:p>
          </table:table-cell>
          <table:table-cell table:style-name="ce8"/>
          <table:table-cell table:formula="of:=IF([.D24]&lt;&gt;&quot;&quot;;[.D24];&quot;&quot;)">
            <text:p/>
          </table:table-cell>
          <table:table-cell table:formula="of:=IF([.E24]=&quot;&quot;;[.C24];CONCATENATE([.C24];&quot; / &quot;;[.E24]))" office:value-type="string" office:string-value="-*">
            <text:p>-*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24">
            <text:p>24</text:p>
          </table:table-cell>
          <table:table-cell table:style-name="ce8" office:value-type="string">
            <text:p>2019-03-05_23-49-59_000.jpg</text:p>
          </table:table-cell>
          <table:table-cell office:value-type="string">
            <text:p>:m 記録 / 身体 / 左耳 / 痛み</text:p>
          </table:table-cell>
          <table:table-cell table:style-name="ce8"/>
          <table:table-cell table:formula="of:=IF([.D25]&lt;&gt;&quot;&quot;;[.D25];&quot;&quot;)">
            <text:p/>
          </table:table-cell>
          <table:table-cell table:formula="of:=IF([.E25]=&quot;&quot;;[.C25];CONCATENATE([.C25];&quot; / &quot;;[.E25]))" office:value-type="string" office:string-value=":m 記録 / 身体 / 左耳 / 痛み">
            <text:p>:m 記録 / 身体 / 左耳 / 痛み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25">
            <text:p>25</text:p>
          </table:table-cell>
          <table:table-cell table:style-name="ce8" office:value-type="string">
            <text:p>2019-03-05_23-50-18_000.jpg</text:p>
          </table:table-cell>
          <table:table-cell office:value-type="string">
            <text:p>:m 記録 / 身体 / 左耳 / 痛み</text:p>
          </table:table-cell>
          <table:table-cell table:style-name="ce8"/>
          <table:table-cell table:formula="of:=IF([.D26]&lt;&gt;&quot;&quot;;[.D26];&quot;&quot;)">
            <text:p/>
          </table:table-cell>
          <table:table-cell table:formula="of:=IF([.E26]=&quot;&quot;;[.C26];CONCATENATE([.C26];&quot; / &quot;;[.E26]))" office:value-type="string" office:string-value=":m 記録 / 身体 / 左耳 / 痛み">
            <text:p>:m 記録 / 身体 / 左耳 / 痛み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26">
            <text:p>26</text:p>
          </table:table-cell>
          <table:table-cell table:style-name="ce8" office:value-type="string">
            <text:p>2019-03-05_23-50-33_000.jpg</text:p>
          </table:table-cell>
          <table:table-cell office:value-type="string">
            <text:p>:m 記録 / 身体 / 左耳 / 痛み</text:p>
          </table:table-cell>
          <table:table-cell table:style-name="ce8"/>
          <table:table-cell table:formula="of:=IF([.D27]&lt;&gt;&quot;&quot;;[.D27];&quot;&quot;)">
            <text:p/>
          </table:table-cell>
          <table:table-cell table:formula="of:=IF([.E27]=&quot;&quot;;[.C27];CONCATENATE([.C27];&quot; / &quot;;[.E27]))" office:value-type="string" office:string-value=":m 記録 / 身体 / 左耳 / 痛み">
            <text:p>:m 記録 / 身体 / 左耳 / 痛み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27">
            <text:p>27</text:p>
          </table:table-cell>
          <table:table-cell table:style-name="ce8" office:value-type="string">
            <text:p>2019-03-05_23-50-57_000.jpg</text:p>
          </table:table-cell>
          <table:table-cell office:value-type="string">
            <text:p>:m 記録 / 身体 / 左耳 / 痛み</text:p>
          </table:table-cell>
          <table:table-cell table:style-name="ce8"/>
          <table:table-cell table:formula="of:=IF([.D28]&lt;&gt;&quot;&quot;;[.D28];&quot;&quot;)">
            <text:p/>
          </table:table-cell>
          <table:table-cell table:formula="of:=IF([.E28]=&quot;&quot;;[.C28];CONCATENATE([.C28];&quot; / &quot;;[.E28]))" office:value-type="string" office:string-value=":m 記録 / 身体 / 左耳 / 痛み">
            <text:p>:m 記録 / 身体 / 左耳 / 痛み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28">
            <text:p>28</text:p>
          </table:table-cell>
          <table:table-cell table:style-name="ce8" office:value-type="string">
            <text:p>2019-03-05_23-51-13_000.jpg</text:p>
          </table:table-cell>
          <table:table-cell office:value-type="string">
            <text:p>:m 記録 / 身体 / 左耳 / 痛み</text:p>
          </table:table-cell>
          <table:table-cell table:style-name="ce8"/>
          <table:table-cell table:formula="of:=IF([.D29]&lt;&gt;&quot;&quot;;[.D29];&quot;&quot;)">
            <text:p/>
          </table:table-cell>
          <table:table-cell table:formula="of:=IF([.E29]=&quot;&quot;;[.C29];CONCATENATE([.C29];&quot; / &quot;;[.E29]))" office:value-type="string" office:string-value=":m 記録 / 身体 / 左耳 / 痛み">
            <text:p>:m 記録 / 身体 / 左耳 / 痛み</text:p>
          </table:table-cell>
          <table:table-cell table:style-name="ce20" table:number-columns-repeated="2"/>
        </table:table-row>
        <table:table-row table:style-name="ro6">
          <table:table-cell table:style-name="ce3" office:value-type="float" office:value="29">
            <text:p>29</text:p>
          </table:table-cell>
          <table:table-cell table:style-name="ce8" office:value-type="string">
            <text:p>2019-03-05_23-51-33_000.jpg</text:p>
          </table:table-cell>
          <table:table-cell office:value-type="string">
            <text:p>-*</text:p>
          </table:table-cell>
          <table:table-cell table:style-name="ce8"/>
          <table:table-cell table:formula="of:=IF([.D30]&lt;&gt;&quot;&quot;;[.D30];&quot;&quot;)">
            <text:p/>
          </table:table-cell>
          <table:table-cell table:formula="of:=IF([.E30]=&quot;&quot;;[.C29];CONCATENATE([.C29];&quot; / &quot;;[.E30]))" office:value-type="string" office:string-value=":m 記録 / 身体 / 左耳 / 痛み">
            <text:p>:m 記録 / 身体 / 左耳 / 痛み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31]&lt;&gt;&quot;&quot;;[.D31];&quot;&quot;)">
            <text:p/>
          </table:table-cell>
          <table:table-cell table:formula="of:=IF([.E31]=&quot;&quot;;[.C31];CONCATENATE([.C31];&quot; / &quot;;[.E31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32]&lt;&gt;&quot;&quot;;[.D32];&quot;&quot;)">
            <text:p/>
          </table:table-cell>
          <table:table-cell table:formula="of:=IF([.E32]=&quot;&quot;;[.C32];CONCATENATE([.C32];&quot; / &quot;;[.E32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33]&lt;&gt;&quot;&quot;;[.D33];&quot;&quot;)">
            <text:p/>
          </table:table-cell>
          <table:table-cell table:formula="of:=IF([.E33]=&quot;&quot;;[.C33];CONCATENATE([.C33];&quot; / &quot;;[.E33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 table:style-name="ce10"/>
          <table:table-cell table:style-name="ce8"/>
          <table:table-cell table:formula="of:=IF([.D34]&lt;&gt;&quot;&quot;;[.D34];&quot;&quot;)">
            <text:p/>
          </table:table-cell>
          <table:table-cell table:formula="of:=IF([.E34]=&quot;&quot;;[.C34];CONCATENATE([.C34];&quot; / &quot;;[.E34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9"/>
          <table:table-cell/>
          <table:table-cell table:style-name="ce8"/>
          <table:table-cell table:formula="of:=IF([.D35]&lt;&gt;&quot;&quot;;[.D35];&quot;&quot;)">
            <text:p/>
          </table:table-cell>
          <table:table-cell table:formula="of:=IF([.E35]=&quot;&quot;;[.C35];CONCATENATE([.C35];&quot; / &quot;;[.E35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9"/>
          <table:table-cell/>
          <table:table-cell table:style-name="ce8"/>
          <table:table-cell table:formula="of:=IF([.D36]&lt;&gt;&quot;&quot;;[.D36];&quot;&quot;)">
            <text:p/>
          </table:table-cell>
          <table:table-cell table:formula="of:=IF([.E36]=&quot;&quot;;[.C36];CONCATENATE([.C36];&quot; / &quot;;[.E36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10"/>
          <table:table-cell/>
          <table:table-cell table:style-name="ce8"/>
          <table:table-cell table:formula="of:=IF([.D37]&lt;&gt;&quot;&quot;;[.D37];&quot;&quot;)">
            <text:p/>
          </table:table-cell>
          <table:table-cell table:formula="of:=IF([.E37]=&quot;&quot;;[.C37];CONCATENATE([.C37];&quot; / &quot;;[.E37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 table:style-name="ce10"/>
          <table:table-cell table:style-name="ce8"/>
          <table:table-cell table:formula="of:=IF([.D38]&lt;&gt;&quot;&quot;;[.D38];&quot;&quot;)">
            <text:p/>
          </table:table-cell>
          <table:table-cell table:formula="of:=IF([.E38]=&quot;&quot;;[.C38];CONCATENATE([.C38];&quot; / &quot;;[.E38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 table:style-name="ce10"/>
          <table:table-cell table:style-name="ce8"/>
          <table:table-cell table:formula="of:=IF([.D39]&lt;&gt;&quot;&quot;;[.D39];&quot;&quot;)">
            <text:p/>
          </table:table-cell>
          <table:table-cell table:formula="of:=IF([.E39]=&quot;&quot;;[.C39];CONCATENATE([.C39];&quot; / &quot;;[.E39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40]&lt;&gt;&quot;&quot;;[.D40];&quot;&quot;)">
            <text:p/>
          </table:table-cell>
          <table:table-cell table:formula="of:=IF([.E40]=&quot;&quot;;[.C40];CONCATENATE([.C40];&quot; / &quot;;[.E40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41]&lt;&gt;&quot;&quot;;[.D41];&quot;&quot;)">
            <text:p/>
          </table:table-cell>
          <table:table-cell table:formula="of:=IF([.E41]=&quot;&quot;;[.C41];CONCATENATE([.C41];&quot; / &quot;;[.E41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42]&lt;&gt;&quot;&quot;;[.D42];&quot;&quot;)">
            <text:p/>
          </table:table-cell>
          <table:table-cell table:formula="of:=IF([.E42]=&quot;&quot;;[.C42];CONCATENATE([.C42];&quot; / &quot;;[.E42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9"/>
          <table:table-cell/>
          <table:table-cell table:style-name="ce8"/>
          <table:table-cell table:formula="of:=IF([.D43]&lt;&gt;&quot;&quot;;[.D43];&quot;&quot;)">
            <text:p/>
          </table:table-cell>
          <table:table-cell table:formula="of:=IF([.E43]=&quot;&quot;;[.C43];CONCATENATE([.C43];&quot; / &quot;;[.E43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9"/>
          <table:table-cell/>
          <table:table-cell table:style-name="ce8"/>
          <table:table-cell table:formula="of:=IF([.D44]&lt;&gt;&quot;&quot;;[.D44];&quot;&quot;)">
            <text:p/>
          </table:table-cell>
          <table:table-cell table:formula="of:=IF([.E44]=&quot;&quot;;[.C44];CONCATENATE([.C44];&quot; / &quot;;[.E44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9"/>
          <table:table-cell/>
          <table:table-cell table:style-name="ce8"/>
          <table:table-cell table:formula="of:=IF([.D45]&lt;&gt;&quot;&quot;;[.D45];&quot;&quot;)">
            <text:p/>
          </table:table-cell>
          <table:table-cell table:formula="of:=IF([.E45]=&quot;&quot;;[.C45];CONCATENATE([.C45];&quot; / &quot;;[.E45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10"/>
          <table:table-cell/>
          <table:table-cell table:style-name="ce8"/>
          <table:table-cell table:formula="of:=IF([.D46]&lt;&gt;&quot;&quot;;[.D46];&quot;&quot;)">
            <text:p/>
          </table:table-cell>
          <table:table-cell table:formula="of:=IF([.E46]=&quot;&quot;;[.C46];CONCATENATE([.C46];&quot; / &quot;;[.E46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47]&lt;&gt;&quot;&quot;;[.D47];&quot;&quot;)">
            <text:p/>
          </table:table-cell>
          <table:table-cell table:formula="of:=IF([.E47]=&quot;&quot;;[.C47];CONCATENATE([.C47];&quot; / &quot;;[.E47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48]&lt;&gt;&quot;&quot;;[.D48];&quot;&quot;)">
            <text:p/>
          </table:table-cell>
          <table:table-cell table:formula="of:=IF([.E48]=&quot;&quot;;[.C48];CONCATENATE([.C48];&quot; / &quot;;[.E48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49]&lt;&gt;&quot;&quot;;[.D49];&quot;&quot;)">
            <text:p/>
          </table:table-cell>
          <table:table-cell table:formula="of:=IF([.E49]=&quot;&quot;;[.C49];CONCATENATE([.C49];&quot; / &quot;;[.E49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50]&lt;&gt;&quot;&quot;;[.D50];&quot;&quot;)">
            <text:p/>
          </table:table-cell>
          <table:table-cell table:formula="of:=IF([.E50]=&quot;&quot;;[.C50];CONCATENATE([.C50];&quot; / &quot;;[.E50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51]&lt;&gt;&quot;&quot;;[.D51];&quot;&quot;)">
            <text:p/>
          </table:table-cell>
          <table:table-cell table:formula="of:=IF([.E51]=&quot;&quot;;[.C51];CONCATENATE([.C51];&quot; / &quot;;[.E51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52]&lt;&gt;&quot;&quot;;[.D52];&quot;&quot;)">
            <text:p/>
          </table:table-cell>
          <table:table-cell table:formula="of:=IF([.E52]=&quot;&quot;;[.C52];CONCATENATE([.C52];&quot; / &quot;;[.E52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53]&lt;&gt;&quot;&quot;;[.D53];&quot;&quot;)">
            <text:p/>
          </table:table-cell>
          <table:table-cell table:formula="of:=IF([.E53]=&quot;&quot;;[.C53];CONCATENATE([.C53];&quot; / &quot;;[.E53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54]&lt;&gt;&quot;&quot;;[.D54];&quot;&quot;)">
            <text:p/>
          </table:table-cell>
          <table:table-cell table:formula="of:=IF([.E54]=&quot;&quot;;[.C54];CONCATENATE([.C54];&quot; / &quot;;[.E54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55]&lt;&gt;&quot;&quot;;[.D55];&quot;&quot;)">
            <text:p/>
          </table:table-cell>
          <table:table-cell table:formula="of:=IF([.E55]=&quot;&quot;;[.C55];CONCATENATE([.C55];&quot; / &quot;;[.E55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56]&lt;&gt;&quot;&quot;;[.D56];&quot;&quot;)">
            <text:p/>
          </table:table-cell>
          <table:table-cell table:formula="of:=IF([.E56]=&quot;&quot;;[.C56];CONCATENATE([.C56];&quot; / &quot;;[.E56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57]&lt;&gt;&quot;&quot;;[.D57];&quot;&quot;)">
            <text:p/>
          </table:table-cell>
          <table:table-cell table:formula="of:=IF([.E57]=&quot;&quot;;[.C57];CONCATENATE([.C57];&quot; / &quot;;[.E57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58]&lt;&gt;&quot;&quot;;[.D58];&quot;&quot;)">
            <text:p/>
          </table:table-cell>
          <table:table-cell table:formula="of:=IF([.E58]=&quot;&quot;;[.C58];CONCATENATE([.C58];&quot; / &quot;;[.E58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59]&lt;&gt;&quot;&quot;;[.D59];&quot;&quot;)">
            <text:p/>
          </table:table-cell>
          <table:table-cell table:formula="of:=IF([.E59]=&quot;&quot;;[.C59];CONCATENATE([.C59];&quot; / &quot;;[.E59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60]&lt;&gt;&quot;&quot;;[.D60];&quot;&quot;)">
            <text:p/>
          </table:table-cell>
          <table:table-cell table:formula="of:=IF([.E60]=&quot;&quot;;[.C60];CONCATENATE([.C60];&quot; / &quot;;[.E60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61]&lt;&gt;&quot;&quot;;[.D61];&quot;&quot;)">
            <text:p/>
          </table:table-cell>
          <table:table-cell table:formula="of:=IF([.E61]=&quot;&quot;;[.C61];CONCATENATE([.C61];&quot; / &quot;;[.E61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62]&lt;&gt;&quot;&quot;;[.D62];&quot;&quot;)">
            <text:p/>
          </table:table-cell>
          <table:table-cell table:formula="of:=IF([.E62]=&quot;&quot;;[.C62];CONCATENATE([.C62];&quot; / &quot;;[.E62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63]&lt;&gt;&quot;&quot;;[.D63];&quot;&quot;)">
            <text:p/>
          </table:table-cell>
          <table:table-cell table:formula="of:=IF([.E63]=&quot;&quot;;[.C63];CONCATENATE([.C63];&quot; / &quot;;[.E63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64]&lt;&gt;&quot;&quot;;[.D64];&quot;&quot;)">
            <text:p/>
          </table:table-cell>
          <table:table-cell table:formula="of:=IF([.E64]=&quot;&quot;;[.C64];CONCATENATE([.C64];&quot; / &quot;;[.E64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65]&lt;&gt;&quot;&quot;;[.D65];&quot;&quot;)">
            <text:p/>
          </table:table-cell>
          <table:table-cell table:formula="of:=IF([.E65]=&quot;&quot;;[.C65];CONCATENATE([.C65];&quot; / &quot;;[.E65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66]&lt;&gt;&quot;&quot;;[.D66];&quot;&quot;)">
            <text:p/>
          </table:table-cell>
          <table:table-cell table:formula="of:=IF([.E66]=&quot;&quot;;[.C66];CONCATENATE([.C66];&quot; / &quot;;[.E66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67]&lt;&gt;&quot;&quot;;[.D67];&quot;&quot;)">
            <text:p/>
          </table:table-cell>
          <table:table-cell table:formula="of:=IF([.E67]=&quot;&quot;;[.C67];CONCATENATE([.C67];&quot; / &quot;;[.E67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68]&lt;&gt;&quot;&quot;;[.D68];&quot;&quot;)">
            <text:p/>
          </table:table-cell>
          <table:table-cell table:formula="of:=IF([.E68]=&quot;&quot;;[.C68];CONCATENATE([.C68];&quot; / &quot;;[.E68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style-name="ce3"/>
          <table:table-cell table:style-name="ce8"/>
          <table:table-cell/>
          <table:table-cell table:style-name="ce8"/>
          <table:table-cell table:formula="of:=IF([.D69]&lt;&gt;&quot;&quot;;[.D69];&quot;&quot;)">
            <text:p/>
          </table:table-cell>
          <table:table-cell table:formula="of:=IF([.E69]=&quot;&quot;;[.C69];CONCATENATE([.C69];&quot; / &quot;;[.E69]))" office:value-type="float" office:value="0">
            <text:p>0</text:p>
          </table:table-cell>
          <table:table-cell table:style-name="ce20"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70]&lt;&gt;&quot;&quot;;[.D70];&quot;&quot;)">
            <text:p/>
          </table:table-cell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71]&lt;&gt;&quot;&quot;;[.D71];&quot;&quot;)">
            <text:p/>
          </table:table-cell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72]&lt;&gt;&quot;&quot;;[.D72];&quot;&quot;)">
            <text:p/>
          </table:table-cell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73]&lt;&gt;&quot;&quot;;[.D73];&quot;&quot;)">
            <text:p/>
          </table:table-cell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74]&lt;&gt;&quot;&quot;;[.D74];&quot;&quot;)">
            <text:p/>
          </table:table-cell>
          <table:table-cell table:formula="of:=IF([.E74]=&quot;&quot;;[.C74];CONCATENATE([.C74];&quot; / &quot;;[.E74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75]&lt;&gt;&quot;&quot;;[.D75];&quot;&quot;)">
            <text:p/>
          </table:table-cell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 table:formula="of:=IF([.D76]&lt;&gt;&quot;&quot;;[.D76];&quot;&quot;)">
            <text:p/>
          </table:table-cell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 table:formula="of:=IF([.D77]&lt;&gt;&quot;&quot;;[.D77];&quot;&quot;)">
            <text:p/>
          </table:table-cell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78]&lt;&gt;&quot;&quot;;[.D78];&quot;&quot;)">
            <text:p/>
          </table:table-cell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79]&lt;&gt;&quot;&quot;;[.D79];&quot;&quot;)">
            <text:p/>
          </table:table-cell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80]&lt;&gt;&quot;&quot;;[.D80];&quot;&quot;)">
            <text:p/>
          </table:table-cell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81]&lt;&gt;&quot;&quot;;[.D81];&quot;&quot;)">
            <text:p/>
          </table:table-cell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82]&lt;&gt;&quot;&quot;;[.D82];&quot;&quot;)">
            <text:p/>
          </table:table-cell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 table:formula="of:=IF([.D83]&lt;&gt;&quot;&quot;;[.D83];&quot;&quot;)">
            <text:p/>
          </table:table-cell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84]&lt;&gt;&quot;&quot;;[.D84];&quot;&quot;)">
            <text:p/>
          </table:table-cell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85]&lt;&gt;&quot;&quot;;[.D85];&quot;&quot;)">
            <text:p/>
          </table:table-cell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86]&lt;&gt;&quot;&quot;;[.D86];&quot;&quot;)">
            <text:p/>
          </table:table-cell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87]&lt;&gt;&quot;&quot;;[.D87];&quot;&quot;)">
            <text:p/>
          </table:table-cell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number-columns-repeated="2"/>
          <table:table-cell table:formula="of:=IF([.D88]&lt;&gt;&quot;&quot;;[.D88];&quot;&quot;)">
            <text:p/>
          </table:table-cell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 table:formula="of:=IF([.D89]&lt;&gt;&quot;&quot;;[.D89];&quot;&quot;)">
            <text:p/>
          </table:table-cell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15]=&quot;&quot;;[.C115];CONCATENATE([.C115];&quot; / &quot;;[.E115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/>
          <table:table-cell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0"/>
          <table:table-cell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8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number-columns-repeated="2"/>
          <table:table-cell table:style-name="ce14" office:value-type="string">
            <text:p>*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7">
          <table:table-cell table:number-columns-repeated="2"/>
          <table:table-cell table:style-name="Default" office:value-type="float" office:value="34">
            <text:p>34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number-columns-repeated="2"/>
          <table:table-cell table:style-name="ce14" office:value-type="float" office:value="30">
            <text:p>3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7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4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19" table:formula="of:=COUNTBLANK([.$C$2:.C30]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4"/>
          <table:table-cell table:style-name="ce11" office:value-type="string">
            <text:p>-*</text:p>
          </table:table-cell>
          <table:table-cell table:style-name="ce19" table:formula="of:=COUNTIF([.$C$2:.$C30];&quot;-\*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4"/>
          <table:table-cell table:style-name="ce12" office:value-type="string">
            <text:p>XXX</text:p>
          </table:table-cell>
          <table:table-cell table:style-name="ce19" table:formula="of:=SUM(sumOf_XXXs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4"/>
          <table:table-cell table:style-name="ce11" office:value-type="string">
            <text:p>total</text:p>
          </table:table-cell>
          <table:table-cell table:style-name="ce19" table:formula="of:=COUNTA([.$B$2:.$B30])" office:value-type="float" office:value="29">
            <text:p>29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4"/>
          <table:table-cell table:style-name="ce13" office:value-type="string">
            <text:p>blanks</text:p>
          </table:table-cell>
          <table:table-cell table:style-name="ce4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4"/>
          <table:table-cell table:style-name="ce12" office:value-type="string">
            <text:p>:m XXX</text:p>
          </table:table-cell>
          <table:table-cell table:style-name="ce19" table:formula="of:=COUNTIF([.$C$2:.$C30];XXX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4"/>
          <table:table-cell table:style-name="ce11" office:value-type="string">
            <text:p>:m music / log / kb / </text:p>
          </table:table-cell>
          <table:table-cell table:style-name="ce19" table:formula="of:=COUNTIF([.$C$2:.$C30];XXX_music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4"/>
          <table:table-cell table:style-name="ce11" office:value-type="string">
            <text:p>:m XXX</text:p>
          </table:table-cell>
          <table:table-cell table:style-name="ce19" table:formula="of:=COUNTIF([.$C$2:.$C30];[.B304]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4"/>
          <table:table-cell table:style-name="ce11" office:value-type="string">
            <text:p>:m X-X</text:p>
          </table:table-cell>
          <table:table-cell table:style-name="ce19" table:formula="of:=COUNTIF([.$C$2:.$C30];[.B301]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19" table:formula="of:=COUNTIF([.$C$2:.$C30];[.B304]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4"/>
          <table:table-cell table:style-name="ce11" office:value-type="string">
            <text:p>:bookmemo / 読んだ本 / 『』 / 著者=XXX</text:p>
          </table:table-cell>
          <table:table-cell table:style-name="ce19" table:formula="of:=COUNTIF([.$C$2:.$C30];[.B744]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7">
          <table:table-cell/>
          <table:table-cell table:style-name="ce14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食べた物　間食 / ヨーグルト / +=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食べた物　間食 / 味噌スープ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食べた物　間食 / カップヌードル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お酒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記録 / 身体 / 足の裏 / 水虫 / 右足 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記録 / 身体 / 瞼、ひび割れ / 左目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記録 / 身体 / 口角 / ひび割れ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記録 / 身体 / 目尻 / ひび割れ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5"/>
          <table:table-cell table:style-name="ce9" office:value-type="string">
            <text:p>:m other / log / 寝る前　ウェブ閲覧　記録　（for オナニー） / 未了 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:PHOTO 寝た時刻 / 20190213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 office:value-type="string">
            <text:p>*</text:p>
          </table:table-cell>
          <table:table-cell table:style-name="ce10" office:value-type="string">
            <text:p>:m :PHOTO 起きた時刻 / 201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diary / 20181124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見た夢 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7">
          <table:table-cell table:style-name="ce5"/>
          <table:table-cell table:style-name="ce15"/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diary / notes / 20181130 / (K,C,R,P,)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diary / diary / 20181206 / (K,C,P,R,)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 office:value-type="string">
            <text:p>*</text:p>
          </table:table-cell>
          <table:table-cell table:style-name="ce16"/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art / dessin / D-17 8# / des.竹林、巻雲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tome / 大変なのは、「自己不信」 / (J*)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5" office:value-type="string">
            <text:p>:m :th / 「次元」が違うんじゃない、「位相」が違う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5" office:value-type="string">
            <text:p>:m :lets / action activity / やること / 数学研究、物理研究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7" table:number-rows-repeated="2">
          <table:table-cell table:style-name="ce5" table:number-columns-repeated="3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5" office:value-type="string">
            <text:p>DELETE FROM ifm11 WHERE _id &gt;= 34774;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6" office:value-type="string">
            <text:p>*</text:p>
          </table:table-cell>
          <table:table-cell table:style-name="ce17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2"/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9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6">2019/03/06</text:date>, <text:time>09:43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3-06T09:43:05.95</dc:date>
    <dc:creator>iwabuchi ken</dc:creator>
    <meta:editing-duration>P7DT10H24M51S</meta:editing-duration>
    <meta:editing-cycles>3052</meta:editing-cycles>
    <meta:document-statistic meta:table-count="1" meta:cell-count="635" meta:object-count="0"/>
  </office:meta>
</office:document-meta>
</file>